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6.735cm" fo:min-width="19.48cm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top" draw:auto-grow-height="false" fo:min-height="3.86cm" fo:min-width="19.0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6cm"/>
    </style:style>
    <style:style style:name="gr4" style:family="graphic" style:parent-style-name="standard">
      <style:graphic-properties svg:stroke-color="#000000" draw:fill-color="#fcd4d1" draw:textarea-horizontal-align="justify" draw:textarea-vertical-align="top" draw:auto-grow-height="false" fo:min-height="2.671cm" fo:min-width="5.596cm"/>
    </style:style>
    <style:style style:name="gr5" style:family="graphic" style:parent-style-name="standard">
      <style:graphic-properties svg:stroke-color="#000000" draw:fill-color="#adc5e7" draw:textarea-horizontal-align="justify" draw:textarea-vertical-align="top" draw:auto-grow-height="false" fo:min-height="2.671cm" fo:min-width="5.596cm"/>
    </style:style>
    <style:style style:name="gr6" style:family="graphic" style:parent-style-name="standard">
      <style:graphic-properties svg:stroke-color="#000000" draw:fill-color="#f7a19a" draw:textarea-horizontal-align="justify" draw:textarea-vertical-align="middle" draw:auto-grow-height="false" fo:min-height="1.02cm" fo:min-width="5.134cm"/>
    </style:style>
    <style:style style:name="gr7" style:family="graphic" style:parent-style-name="standard">
      <style:graphic-properties svg:stroke-color="#000000" draw:fill-color="#7da7d8" draw:textarea-horizontal-align="justify" draw:textarea-vertical-align="middle" draw:auto-grow-height="false" fo:min-height="1.02cm" fo:min-width="5.165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6.002cm"/>
    </style:style>
    <style:style style:name="gr9" style:family="graphic" style:parent-style-name="standard">
      <style:graphic-properties svg:stroke-color="#000000" draw:marker-end="Arrow" draw:textarea-vertical-align="middle"/>
    </style:style>
    <style:style style:name="gr10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782cm" fo:min-width="19.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1cm"/>
    </style:style>
    <style:style style:name="gr1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886cm" fo:min-width="5.61cm"/>
    </style:style>
    <style:style style:name="gr13" style:family="graphic" style:parent-style-name="standard">
      <style:graphic-properties svg:stroke-color="#000000" draw:fill="solid" draw:fill-color="#fcd4d1" draw:textarea-horizontal-align="justify" draw:textarea-vertical-align="middle" draw:auto-grow-height="false" fo:min-height="0.912cm" fo:min-width="5.596cm"/>
    </style:style>
    <style:style style:name="gr14" style:family="graphic" style:parent-style-name="standard">
      <style:graphic-properties svg:stroke-color="#000000" draw:fill="solid" draw:fill-color="#adc5e7" draw:textarea-horizontal-align="justify" draw:textarea-vertical-align="middle" draw:auto-grow-height="false" fo:min-height="0.912cm" fo:min-width="5.571cm"/>
    </style:style>
    <style:style style:name="gr1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5.985cm" fo:min-width="19.4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13cm"/>
    </style:style>
    <style:style style:name="gr17" style:family="graphic" style:parent-style-name="standard">
      <style:graphic-properties svg:stroke-color="#000000" draw:fill-color="#fcd4d1" draw:textarea-horizontal-align="justify" draw:textarea-vertical-align="bottom" draw:auto-grow-height="false" fo:min-height="2.971cm" fo:min-width="5.596cm"/>
    </style:style>
    <style:style style:name="gr18" style:family="graphic" style:parent-style-name="standard">
      <style:graphic-properties svg:stroke-color="#000000" draw:fill-color="#f8aa97" draw:textarea-horizontal-align="justify" draw:textarea-vertical-align="middle" draw:auto-grow-height="false" fo:min-height="1.02cm" fo:min-width="5.18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5.136cm"/>
    </style:style>
    <style:style style:name="gr20" style:family="graphic" style:parent-style-name="standard">
      <style:graphic-properties svg:stroke-color="#000000" draw:fill-color="#adc5e7" draw:textarea-horizontal-align="justify" draw:textarea-vertical-align="bottom" draw:auto-grow-height="false" fo:min-height="2.976cm" fo:min-width="5.561cm"/>
    </style:style>
    <style:style style:name="gr21" style:family="graphic" style:parent-style-name="standard">
      <style:graphic-properties svg:stroke-color="#000000" draw:fill-color="#7da7d8" draw:textarea-horizontal-align="justify" draw:textarea-vertical-align="middle" draw:auto-grow-height="false" fo:min-height="1.02cm" fo:min-width="5.088cm"/>
    </style:style>
    <style:style style:name="gr22" style:family="graphic" style:parent-style-name="standard">
      <style:graphic-properties svg:stroke-color="#000000" draw:fill-color="#fcd4d1" draw:textarea-horizontal-align="justify" draw:textarea-vertical-align="middle" draw:auto-grow-height="false" fo:min-height="1.909cm" fo:min-width="4.199cm"/>
    </style:style>
    <style:style style:name="gr23" style:family="graphic" style:parent-style-name="standard">
      <style:graphic-properties svg:stroke-color="#000000" draw:fill-color="#adc5e7" draw:textarea-horizontal-align="justify" draw:textarea-vertical-align="middle" draw:auto-grow-height="false" fo:min-height="1.909cm" fo:min-width="4.199cm"/>
    </style:style>
    <style:style style:name="gr2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287cm" fo:min-width="6.66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17cm"/>
    </style:style>
    <style:style style:name="gr26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478cm" fo:min-width="4.756cm"/>
    </style:style>
    <style:style style:name="gr27" style:family="graphic" style:parent-style-name="standard">
      <style:graphic-properties svg:stroke-color="#000000" draw:fill-color="#c2e0ae" draw:textarea-horizontal-align="justify" draw:textarea-vertical-align="middle" draw:auto-grow-height="false" fo:min-height="1.401cm" fo:min-width="5.85cm"/>
    </style:style>
    <style:style style:name="gr28" style:family="graphic" style:parent-style-name="standard">
      <style:graphic-properties svg:stroke-color="#000000" draw:fill-color="#fffbcc" draw:textarea-horizontal-align="justify" draw:textarea-vertical-align="top" draw:auto-grow-height="false" fo:min-height="2.671cm" fo:min-width="5.738cm"/>
    </style:style>
    <style:style style:name="gr29" style:family="graphic" style:parent-style-name="standard">
      <style:graphic-properties svg:stroke-color="#000000" draw:fill="solid" draw:fill-color="#fffbcc" draw:textarea-horizontal-align="justify" draw:textarea-vertical-align="middle" draw:auto-grow-height="false" fo:min-height="0.912cm" fo:min-width="5.708cm"/>
    </style:style>
    <style:style style:name="gr30" style:family="graphic" style:parent-style-name="standard">
      <style:graphic-properties svg:stroke-color="#000000" draw:fill-color="#fffbcc" draw:textarea-horizontal-align="justify" draw:textarea-vertical-align="middle" draw:auto-grow-height="false" fo:min-height="1.02cm" fo:min-width="5.372cm"/>
    </style:style>
    <style:style style:name="gr31" style:family="graphic" style:parent-style-name="standard">
      <style:graphic-properties svg:stroke-color="#000000" draw:fill-color="#fffbcc" draw:textarea-horizontal-align="justify" draw:textarea-vertical-align="bottom" draw:auto-grow-height="false" fo:min-height="2.965cm" fo:min-width="5.738cm"/>
    </style:style>
    <style:style style:name="gr32" style:family="graphic" style:parent-style-name="standard">
      <style:graphic-properties svg:stroke-color="#000000" draw:fill-color="#fffbcc" draw:textarea-horizontal-align="justify" draw:textarea-vertical-align="middle" draw:auto-grow-height="false" fo:min-height="1.909cm" fo:min-width="4.1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adc5e7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7da7d8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eeeee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solid" draw:fill-color="#fcd4d1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solid" draw:fill-color="#adc5e7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f8aa97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c2e0ae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solid" draw:fill-color="#fffbcc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98cm" svg:height="6.985cm" svg:x="1.721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.558cm" svg:height="4.11cm" svg:x="1.889cm" svg:y="1.843cm">
          <text:p text:style-name="P2"><text:span text:style-name="T1">HypoParameterDefinition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63cm" svg:height="0.645cm" draw:transform="rotate (1.59051854734243) translate (1.073cm 3.502cm)">
          <draw:text-box>
            <text:p><text:span text:style-name="T2">LLHRatio</text:span></text:p>
          </draw:text-box>
        </draw:frame>
        <draw:custom-shape draw:style-name="gr4" draw:text-style-name="P5" draw:layer="layout" svg:width="6.096cm" svg:height="2.921cm" svg:x="2.143cm" svg:y="2.751cm">
          <text:p text:style-name="P2"><text:span text:style-name="T1">PhysModelParameterMapper</text:span></text:p>
          <text:p text:style-name="P2"><text:span text:style-name="T3">for signal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096cm" svg:height="2.921cm" svg:x="8.543cm" svg:y="2.751cm">
          <text:p text:style-name="P2"><text:span text:style-name="T1">PhysModelParameterMapper</text:span></text:p>
          <text:p text:style-name="P2"><text:span text:style-name="T3">for background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5.634cm" svg:height="1.27cm" svg:x="2.351cm" svg:y="4.075cm">
          <text:p text:style-name="P2"><text:span text:style-name="T1">ParameterSet</text:span></text:p>
          <text:p text:style-name="P2"><text:span text:style-name="T3">(fixed &amp; floating parameters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" draw:id="id3" draw:layer="layout" svg:width="5.665cm" svg:height="1.27cm" svg:x="8.751cm" svg:y="4.075cm">
          <text:p text:style-name="P2"><text:span text:style-name="T1">ParameterSet</text:span></text:p>
          <text:p text:style-name="P2"><text:span text:style-name="T3">(fixed &amp; floating parameters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2" draw:id="id2" draw:layer="layout" svg:width="6.502cm" svg:height="1.27cm" svg:x="8.333cm" svg:y="6.875cm">
          <text:p text:style-name="P2"><text:span text:style-name="T1">SigBkgComParameterSet</text:span></text:p>
          <text:p text:style-name="P2"><text:span text:style-name="T3">(fixed &amp; floating parameters)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line-skew="0.097cm" svg:x1="5.168cm" svg:y1="5.345cm" svg:x2="11.584cm" svg:y2="6.875cm" draw:start-shape="id1" draw:start-glue-point="2" draw:end-shape="id2" draw:end-glue-point="0" svg:d="M5168 5345v862h6416v668" svg:viewBox="0 0 6417 1531">
          <text:p/>
        </draw:connector>
        <draw:connector draw:style-name="gr9" draw:text-style-name="P2" draw:layer="layout" draw:line-skew="0.097cm" svg:x1="11.583cm" svg:y1="5.345cm" svg:x2="11.584cm" svg:y2="6.875cm" draw:start-shape="id3" draw:start-glue-point="2" draw:end-shape="id2" draw:end-glue-point="0" svg:d="M11583 5345v862h1v668" svg:viewBox="0 0 2 1531">
          <text:p/>
        </draw:connector>
        <draw:custom-shape draw:style-name="gr10" draw:text-style-name="P1" draw:layer="layout" svg:width="19.98cm" svg:height="2.032cm" svg:x="1.721cm" svg:y="9.001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2.001cm" svg:height="0.645cm" draw:transform="rotate (1.59051854734243) translate (1.074cm 11.002cm)">
          <draw:text-box>
            <text:p><text:span text:style-name="T2">Minimizer</text:span></text:p>
          </draw:text-box>
        </draw:frame>
        <draw:custom-shape draw:style-name="gr12" draw:text-style-name="P10" xml:id="id4" draw:id="id4" draw:layer="layout" svg:width="6.11cm" svg:height="1.136cm" svg:x="8.517cm" svg:y="9.443cm">
          <text:p text:style-name="P2"><text:span text:style-name="T3">global</text:span></text:p>
          <text:p text:style-name="P2"><text:span text:style-name="T3">floating_param_values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1.584cm" svg:y1="8.145cm" svg:x2="11.572cm" svg:y2="9.443cm" draw:start-shape="id2" draw:start-glue-point="2" draw:end-shape="id4" draw:end-glue-point="0" svg:d="M11584 8145v649h-12v649" svg:viewBox="0 0 13 1299">
          <text:p/>
        </draw:connector>
        <draw:custom-shape draw:style-name="gr13" draw:text-style-name="P11" xml:id="id6" draw:id="id6" draw:layer="layout" svg:width="6.096cm" svg:height="1.162cm" svg:x="2.092cm" svg:y="14.443cm">
          <text:p text:style-name="P2"><text:span text:style-name="T3">global sig</text:span></text:p>
          <text:p text:style-name="P2"><text:span text:style-name="T3">floating_param_valu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8" draw:id="id8" draw:layer="layout" svg:width="6.071cm" svg:height="1.162cm" svg:x="8.518cm" svg:y="14.443cm">
          <text:p text:style-name="P2"><text:span text:style-name="T3">global bkg</text:span></text:p>
          <text:p text:style-name="P2"><text:span text:style-name="T3">floating_param_values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line-skew="-0.071cm" svg:x1="11.565cm" svg:y1="13.345cm" svg:x2="5.14cm" svg:y2="14.443cm" draw:start-shape="id5" draw:start-glue-point="2" draw:end-shape="id6" draw:end-glue-point="0" svg:d="M11565 13345v478h-6425v620" svg:viewBox="0 0 6426 1099">
          <text:p/>
        </draw:connector>
        <draw:custom-shape draw:style-name="gr15" draw:text-style-name="P1" draw:layer="layout" svg:width="19.98cm" svg:height="16.235cm" svg:x="1.721cm" svg:y="11.435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1.963cm" svg:height="0.645cm" draw:transform="rotate (1.59051854734243) translate (1.074cm 13.402cm)">
          <draw:text-box>
            <text:p><text:span text:style-name="T2">LLHRatio</text:span></text:p>
          </draw:text-box>
        </draw:frame>
        <draw:custom-shape draw:style-name="gr17" draw:text-style-name="P5" xml:id="id10" draw:id="id10" draw:layer="layout" svg:width="6.096cm" svg:height="3.221cm" svg:x="2.097cm" svg:y="15.886cm">
          <text:p text:style-name="P2"><text:span text:style-name="T3">PhysModelParameterMapper</text:span></text:p>
          <text:p text:style-name="P2"><text:span text:style-name="T3">for signal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7" draw:id="id7" draw:layer="layout" svg:width="5.68cm" svg:height="1.27cm" svg:x="2.305cm" svg:y="16.475cm">
          <text:p text:style-name="P2"><text:span text:style-name="T1">ParameterSet</text:span></text:p>
          <text:p text:style-name="P2"><text:span text:style-name="T3">(fixed &amp; floating parameters)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5.14cm" svg:y1="15.605cm" svg:x2="5.145cm" svg:y2="16.475cm" draw:start-shape="id6" draw:start-glue-point="2" draw:end-shape="id7" draw:end-glue-point="0" svg:d="M5140 15605v435h5v435" svg:viewBox="0 0 6 871">
          <text:p/>
        </draw:connector>
        <draw:custom-shape draw:style-name="gr19" draw:text-style-name="P9" xml:id="id5" draw:id="id5" draw:layer="layout" svg:width="5.636cm" svg:height="1.27cm" svg:x="8.747cm" svg:y="12.075cm">
          <text:p text:style-name="P2"><text:span text:style-name="T1">SigBkgComParameterSet</text:span></text:p>
          <text:p text:style-name="P2"><text:span text:style-name="T3">(fixed &amp; floating parameters)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xml:id="id12" draw:id="id12" draw:layer="layout" svg:width="6.061cm" svg:height="3.226cm" svg:x="8.528cm" svg:y="15.881cm">
          <text:p text:style-name="P2"><text:span text:style-name="T3">PhysModelParameterMapper</text:span></text:p>
          <text:p text:style-name="P2"><text:span text:style-name="T3">for background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xml:id="id9" draw:id="id9" draw:layer="layout" svg:width="5.588cm" svg:height="1.27cm" svg:x="8.747cm" svg:y="16.475cm">
          <text:p text:style-name="P2"><text:span text:style-name="T1">ParameterSet</text:span></text:p>
          <text:p text:style-name="P2"><text:span text:style-name="T3">(fixed &amp; floating parameters)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1.553cm" svg:y1="15.605cm" svg:x2="11.541cm" svg:y2="16.475cm" draw:start-shape="id8" draw:start-glue-point="2" draw:end-shape="id9" draw:end-glue-point="0" svg:d="M11553 15605v435h-12v435" svg:viewBox="0 0 13 871">
          <text:p/>
        </draw:connector>
        <draw:connector draw:style-name="gr9" draw:text-style-name="P2" draw:layer="layout" draw:line-skew="-0.067cm" svg:x1="11.565cm" svg:y1="13.345cm" svg:x2="11.553cm" svg:y2="14.443cm" draw:start-shape="id5" draw:start-glue-point="2" draw:end-shape="id8" draw:end-glue-point="0" svg:d="M11565 13345v482h-12v616" svg:viewBox="0 0 13 1099">
          <text:p/>
        </draw:connector>
        <draw:custom-shape draw:style-name="gr22" draw:text-style-name="P5" xml:id="id11" draw:id="id11" draw:layer="layout" svg:width="4.699cm" svg:height="2.159cm" svg:x="2.808cm" svg:y="19.869cm">
          <text:p text:style-name="P2"><text:span text:style-name="T1">param_dict</text:span></text:p>
          <text:p text:style-name="P2"><text:span text:style-name="T3">for specific signal</text:span></text:p>
          <text:p text:style-name="P2"><text:span text:style-name="T3">physics models, i.e.</text:span></text:p>
          <text:p text:style-name="P2"><text:span text:style-name="T3">sources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5.145cm" svg:y1="19.107cm" svg:x2="5.157cm" svg:y2="19.869cm" draw:start-shape="id10" draw:start-glue-point="2" draw:end-shape="id11" draw:end-glue-point="0" svg:d="M5145 19107v380h12v382" svg:viewBox="0 0 13 763">
          <text:p/>
        </draw:connector>
        <draw:custom-shape draw:style-name="gr23" draw:text-style-name="P6" xml:id="id13" draw:id="id13" draw:layer="layout" svg:width="4.699cm" svg:height="2.159cm" svg:x="9.204cm" svg:y="19.869cm">
          <text:p text:style-name="P2"><text:span text:style-name="T1">param_dict</text:span></text:p>
          <text:p text:style-name="P2"><text:span text:style-name="T3">for specific background</text:span></text:p>
          <text:p text:style-name="P2"><text:span text:style-name="T3">physics models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1.558cm" svg:y1="19.107cm" svg:x2="11.553cm" svg:y2="19.869cm" draw:start-shape="id12" draw:start-glue-point="2" draw:end-shape="id13" draw:end-glue-point="0" svg:d="M11558 19107v381h-5v381" svg:viewBox="0 0 6 763">
          <text:p/>
        </draw:connector>
        <draw:custom-shape draw:style-name="gr24" draw:text-style-name="P1" draw:layer="layout" svg:width="7.166cm" svg:height="2.537cm" svg:x="7.304cm" svg:y="24.571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3.017cm" svg:height="0.645cm" draw:transform="rotate (1.59051854734243) translate (6.596cm 27.302cm)">
          <draw:text-box>
            <text:p><text:span text:style-name="T2">PDF / PDFRatio</text:span></text:p>
          </draw:text-box>
        </draw:frame>
        <draw:custom-shape draw:style-name="gr26" draw:text-style-name="P10" xml:id="id14" draw:id="id14" draw:layer="layout" svg:width="5.256cm" svg:height="0.728cm" svg:x="8.258cm" svg:y="23.243cm">
          <text:p text:style-name="P2"><text:span text:style-name="T3">sig_bkg_com_param_dict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line-skew="0.082cm" svg:x1="5.157cm" svg:y1="22.028cm" svg:x2="10.886cm" svg:y2="23.243cm" draw:start-shape="id11" draw:start-glue-point="2" draw:end-shape="id14" draw:end-glue-point="0" svg:d="M5157 22028v689h5729v526" svg:viewBox="0 0 5730 1216">
          <text:p/>
        </draw:connector>
        <draw:connector draw:style-name="gr9" draw:text-style-name="P2" draw:layer="layout" draw:line-skew="0.082cm" svg:x1="11.553cm" svg:y1="22.028cm" svg:x2="10.886cm" svg:y2="23.243cm" draw:start-shape="id13" draw:start-glue-point="2" draw:end-shape="id14" draw:end-glue-point="0" svg:d="M11553 22028v689h-667v526" svg:viewBox="0 0 668 1216">
          <text:p/>
        </draw:connector>
        <draw:connector draw:style-name="gr9" draw:text-style-name="P2" draw:layer="layout" svg:x1="10.886cm" svg:y1="23.971cm" svg:x2="10.906cm" svg:y2="25.076cm" draw:start-shape="id14" draw:start-glue-point="2" draw:end-shape="id15" svg:d="M10886 23971v552h20v553" svg:viewBox="0 0 21 1106">
          <text:p/>
        </draw:connector>
        <draw:custom-shape draw:style-name="gr27" draw:text-style-name="P14" xml:id="id15" draw:id="id15" draw:layer="layout" svg:width="6.35cm" svg:height="1.651cm" svg:x="7.731cm" svg:y="25.076cm">
          <text:p text:style-name="P2"><text:span text:style-name="T3">get_prob / get_ratio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line-skew="-0.063cm" svg:x1="11.572cm" svg:y1="10.579cm" svg:x2="11.565cm" svg:y2="12.075cm" draw:start-shape="id4" draw:start-glue-point="2" draw:end-shape="id5" draw:end-glue-point="0" svg:d="M11572 10579v685h-7v811" svg:viewBox="0 0 8 1497">
          <text:p/>
        </draw:connector>
        <draw:custom-shape draw:style-name="gr28" draw:text-style-name="P15" xml:id="id16" draw:id="id16" draw:layer="layout" svg:width="6.238cm" svg:height="2.921cm" svg:x="14.944cm" svg:y="2.753cm">
          <text:p text:style-name="P2"><text:span text:style-name="T1">PhysModelParameterMapper</text:span></text:p>
          <text:p text:style-name="P2"><text:span text:style-name="T3">for common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line-skew="-0.067cm" svg:x1="18.063cm" svg:y1="5.674cm" svg:x2="11.584cm" svg:y2="6.875cm" draw:start-shape="id16" draw:start-glue-point="2" draw:end-shape="id2" draw:end-glue-point="0" svg:d="M18063 5674v533h-6479v668" svg:viewBox="0 0 6480 1202">
          <text:p/>
        </draw:connector>
        <draw:custom-shape draw:style-name="gr29" draw:text-style-name="P16" xml:id="id17" draw:id="id17" draw:layer="layout" svg:width="6.208cm" svg:height="1.162cm" svg:x="14.858cm" svg:y="14.443cm">
          <text:p text:style-name="P2"><text:span text:style-name="T3">global com</text:span></text:p>
          <text:p text:style-name="P2"><text:span text:style-name="T3">floating_param_values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line-skew="-0.067cm" svg:x1="11.565cm" svg:y1="13.345cm" svg:x2="17.962cm" svg:y2="14.443cm" draw:start-shape="id5" draw:start-glue-point="2" draw:end-shape="id17" svg:d="M11565 13345v482h6397v616" svg:viewBox="0 0 6398 1099">
          <text:p/>
        </draw:connector>
        <draw:connector draw:style-name="gr9" draw:text-style-name="P2" draw:layer="layout" draw:line-skew="0.082cm" svg:x1="18.005cm" svg:y1="22.028cm" svg:x2="10.886cm" svg:y2="23.243cm" draw:start-shape="id18" draw:start-glue-point="2" draw:end-shape="id14" draw:end-glue-point="0" svg:d="M18005 22028v689h-7119v526" svg:viewBox="0 0 7120 1216">
          <text:p/>
        </draw:connector>
        <draw:custom-shape draw:style-name="gr30" draw:text-style-name="P15" draw:layer="layout" svg:width="5.872cm" svg:height="1.27cm" svg:x="15.128cm" svg:y="4.073cm">
          <text:p text:style-name="P2"><text:span text:style-name="T1">ParameterSet</text:span></text:p>
          <text:p text:style-name="P2"><text:span text:style-name="T3">(fixed &amp; floating parameters)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xml:id="id20" draw:id="id20" draw:layer="layout" svg:width="6.238cm" svg:height="3.215cm" svg:x="14.868cm" svg:y="15.859cm">
          <text:p text:style-name="P2"><text:span text:style-name="T4">PhysModelParameterMapper</text:span></text:p>
          <text:p text:style-name="P2"><text:span text:style-name="T3">for common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xml:id="id19" draw:id="id19" draw:layer="layout" svg:width="5.872cm" svg:height="1.27cm" svg:x="15.021cm" svg:y="16.473cm">
          <text:p text:style-name="P2"><text:span text:style-name="T1">ParameterSet</text:span></text:p>
          <text:p text:style-name="P2"><text:span text:style-name="T3">(fixed &amp; floating parameters)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7.962cm" svg:y1="15.605cm" svg:x2="17.957cm" svg:y2="16.473cm" draw:start-shape="id17" draw:start-glue-point="2" draw:end-shape="id19" draw:end-glue-point="0" svg:d="M17962 15605v434h-5v434" svg:viewBox="0 0 6 869">
          <text:p/>
        </draw:connector>
        <draw:custom-shape draw:style-name="gr32" draw:text-style-name="P15" xml:id="id18" draw:id="id18" draw:layer="layout" svg:width="4.699cm" svg:height="2.159cm" svg:x="15.656cm" svg:y="19.869cm">
          <text:p text:style-name="P2"><text:span text:style-name="T1">param_dict</text:span></text:p>
          <text:p text:style-name="P2"><text:span text:style-name="T3">for specific common</text:span></text:p>
          <text:p text:style-name="P2"><text:span text:style-name="T3">physics models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7.987cm" svg:y1="19.074cm" svg:x2="18.005cm" svg:y2="19.869cm" draw:start-shape="id20" draw:start-glue-point="2" draw:end-shape="id18" draw:end-glue-point="0" svg:d="M17987 19074v397h18v398" svg:viewBox="0 0 19 7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12:17:25.244250386</meta:creation-date>
    <dc:date>2019-04-23T16:59:00.744743426</dc:date>
    <meta:editing-duration>P3DT3H42M39S</meta:editing-duration>
    <meta:editing-cycles>19</meta:editing-cycles>
    <meta:generator>LibreOffice/6.0.7.3$Linux_X86_64 LibreOffice_project/00m0$Build-3</meta:generator>
    <meta:document-statistic meta:object-count="50"/>
  </office:meta>
</office:document-meta>
</file>